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85d8" officeooo:paragraph-rsid="001a85d8" style:font-weight-asian="bold" style:font-weight-complex="bold"/>
    </style:style>
    <style:style style:name="P2" style:family="paragraph" style:parent-style-name="Standard">
      <style:text-properties fo:font-weight="normal" officeooo:rsid="001a85d8" officeooo:paragraph-rsid="001b4901" style:font-weight-asian="normal" style:font-weight-complex="normal"/>
    </style:style>
    <style:style style:name="P3" style:family="paragraph" style:parent-style-name="Standard">
      <style:text-properties fo:font-weight="normal" officeooo:rsid="001a85d8" officeooo:paragraph-rsid="001b6714" style:font-weight-asian="normal" style:font-weight-complex="normal"/>
    </style:style>
    <style:style style:name="P4" style:family="paragraph" style:parent-style-name="Standard">
      <style:text-properties fo:font-weight="normal" officeooo:rsid="001b4901" officeooo:paragraph-rsid="001b4901" style:font-weight-asian="normal" style:font-weight-complex="normal"/>
    </style:style>
    <style:style style:name="P5" style:family="paragraph" style:parent-style-name="Standard">
      <style:text-properties fo:font-weight="normal" officeooo:rsid="001b6714" officeooo:paragraph-rsid="001b6714" style:font-weight-asian="normal" style:font-weight-complex="normal"/>
    </style:style>
    <style:style style:name="T1" style:family="text">
      <style:text-properties officeooo:rsid="001b4901"/>
    </style:style>
    <style:style style:name="T2" style:family="text">
      <style:text-properties officeooo:rsid="001b6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get callback from Asynctask android</text:p>
      <text:p text:style-name="P1"/>
      <text:p text:style-name="P2">Callback is a very common requirement in programming language. <text:span text:style-name="T1">A callback function is essential requirement for common problem and therefore we use callback patteren.</text:span></text:p>
      <text:p text:style-name="P2"/>
      <text:p text:style-name="P2"><text:span text:style-name="T1">But unfortunately Asyc task in not designed to get callback. We have to use interface for receiving callback from asynctask.</text:span></text:p>
      <text:p text:style-name="P2"/>
      <text:p text:style-name="P2"><text:span text:style-name="T1">Given is the explanation to get callback from async task.</text:span></text:p>
      <text:p text:style-name="P2"/>
      <text:p text:style-name="P4"><text:span text:style-name="T2">1) </text:span>Create Interface and define method for callback.</text:p>
      <text:p text:style-name="P4"/>
      <text:p text:style-name="P4">public interface AsyncResponse {</text:p>
      <text:p text:style-name="P4"><text:s text:c="4"/>void processFinish(String output);</text:p>
      <text:p text:style-name="P4">}</text:p>
      <text:p text:style-name="P4"/>
      <text:p text:style-name="P5">2) Create async task with a constructor to pass reference to interface <text:s/></text:p>
      <text:p text:style-name="P5"/>
      <text:p text:style-name="P5">public class CallApi extends AsyncTask&lt;String,Void,String &gt; {</text:p>
      <text:p text:style-name="P5"><text:s text:c="4"/>public AsyncResponse delegate = null;//Call back interface</text:p>
      <text:p text:style-name="P5"></text:p>
      <text:p text:style-name="P5"><text:s text:c="4"/>public CallApi(AsyncResponse asyncResponse) {</text:p>
      <text:p text:style-name="P5"><text:s text:c="8"/>delegate = asyncResponse;//Assigning call back interface through constructor</text:p>
      <text:p text:style-name="P5"><text:s text:c="4"/>}</text:p>
      <text:p text:style-name="P5"><text:s text:c="4"/>@Override</text:p>
      <text:p text:style-name="P5"><text:s text:c="4"/>protected String doInBackground(String... params) {</text:p>
      <text:p text:style-name="P5"><text:s text:c="6"/></text:p>
      <text:p text:style-name="P5"><text:tab/>//Your network call or background process comes here<text:tab/></text:p>
      <text:p text:style-name="P5"><text:s text:c="8"/><text:tab/>return res;</text:p>
      <text:p text:style-name="P5"><text:s text:c="4"/>}</text:p>
      <text:p text:style-name="P5"></text:p>
      <text:p text:style-name="P5"><text:s text:c="4"/>@Override</text:p>
      <text:p text:style-name="P5"><text:s text:c="4"/>protected void onPreExecute() {</text:p>
      <text:p text:style-name="P5"><text:s text:c="8"/>super.onPreExecute();</text:p>
      <text:p text:style-name="P5"><text:s text:c="4"/>}</text:p>
      <text:p text:style-name="P5"></text:p>
      <text:p text:style-name="P5"><text:s text:c="4"/>@Override</text:p>
      <text:p text:style-name="P5"><text:s text:c="4"/>protected void onPostExecute(String aVoid) {</text:p>
      <text:p text:style-name="P5"><text:s text:c="8"/>super.onPostExecute(aVoid);</text:p>
      <text:p text:style-name="P5"><text:s text:c="8"/>delegate.processFinish(aVoid);</text:p>
      <text:p text:style-name="P5"><text:s text:c="4"/>}</text:p>
      <text:p text:style-name="P5">}</text:p>
      <text:p text:style-name="P4"><text:s/></text:p>
      <text:p text:style-name="P4"/>
      <text:p text:style-name="P3"><text:span text:style-name="T2">3) Get callback from asynctask</text:span></text:p>
      <text:p text:style-name="P5">Instantiate Asynctask class and override interface method to get callback </text:p>
      <text:p text:style-name="P3"/>
      <text:p text:style-name="P3"><text:span text:style-name="T2">CallApi callApi=new CallApi(new AsyncResponse() {</text:span></text:p>
      <text:p text:style-name="P3"><text:span text:style-name="T2"><text:s text:c="12"/>@Override</text:span></text:p>
      <text:p text:style-name="P3"><text:span text:style-name="T2"><text:s text:c="12"/>public void processFinish(String callbackResponse) {</text:span></text:p>
      <text:p text:style-name="P3"><text:span text:style-name="T2"><text:s text:c="16"/>Log.d("Callback response -&gt;", callbackResponse);</text:span></text:p>
      <text:p text:style-name="P3"><text:span text:style-name="T2"><text:s text:c="16"/>//process after callback</text:span></text:p>
      <text:p text:style-name="P3"><text:soft-page-break/><text:span text:style-name="T2"><text:s text:c="12"/>}</text:span></text:p>
      <text:p text:style-name="P3"><text:span text:style-name="T2"><text:s text:c="8"/>});</text:span></text:p>
      <text:p text:style-name="P3"><text:span text:style-name="T2"><text:s text:c="8"/>callApi.execute("http://api.androidhive.info/contacts/"); <text:s text:c="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21:15:06.177281122</meta:creation-date>
    <dc:date>2015-12-26T21:58:01.750376205</dc:date>
    <meta:editing-duration>PT12M25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186" meta:character-count="1686" meta:non-whitespace-character-count="1315"/>
  </office:meta>
</office:document-meta>
</file>